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Serif" officeooo:rsid="0222eeb0" officeooo:paragraph-rsid="000fedb3"/>
    </style:style>
    <style:style style:name="P2" style:family="paragraph" style:parent-style-name="Header_20_left">
      <style:text-properties officeooo:rsid="0011715c" officeooo:paragraph-rsid="0011715c"/>
    </style:style>
    <style:style style:name="P3" style:family="paragraph" style:parent-style-name="Standard">
      <style:paragraph-properties fo:text-align="center" style:justify-single-word="false"/>
      <style:text-properties style:font-name="serif" fo:font-size="11.25pt" fo:font-weight="normal" officeooo:rsid="001200f9" officeooo:paragraph-rsid="000fedb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22eadf1" officeooo:paragraph-rsid="000fedb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acb0" officeooo:paragraph-rsid="000fedb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1fbde" officeooo:paragraph-rsid="000fedb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1fbde" officeooo:paragraph-rsid="000fedb3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1fbde" officeooo:paragraph-rsid="000fedb3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1fbde" officeooo:paragraph-rsid="000fedb3" style:font-size-asian="14pt" style:font-weight-asian="bold" style:font-size-complex="14pt" style:font-weight-complex="bold"/>
    </style:style>
    <style:style style:name="P10" style:family="paragraph">
      <loext:graphic-properties draw:fill-color="#ffb66c"/>
      <style:text-properties fo:font-size="12pt"/>
    </style:style>
    <style:style style:name="P11" style:family="paragraph">
      <loext:graphic-properties draw:fill-color="#b4c7dc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2301605" style:font-size-asian="12pt" style:font-size-complex="12pt"/>
    </style:style>
    <style:style style:name="T3" style:family="text">
      <style:text-properties fo:font-size="12pt" officeooo:rsid="0224c664" style:font-size-asian="12pt" style:font-size-complex="12pt"/>
    </style:style>
    <style:style style:name="T4" style:family="text">
      <style:text-properties officeooo:rsid="001cafcb"/>
    </style:style>
    <style:style style:name="T5" style:family="text">
      <style:text-properties fo:font-size="18pt" style:font-size-asian="18pt" style:font-size-complex="18pt"/>
    </style:style>
    <style:style style:name="gr1" style:family="graphic">
      <style:graphic-properties svg:stroke-color="#ffb66c" draw:fill-color="#ffb66c" draw:textarea-horizontal-align="justify" draw:textarea-vertical-align="middle" draw:auto-grow-height="false" fo:min-height="3.667cm" fo:min-width="11.1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4c7dc" draw:textarea-horizontal-align="justify" draw:textarea-vertical-align="middle" draw:auto-grow-height="false" fo:min-height="5.292cm" fo:min-width="16.9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S SNIR</text:p>
      <text:p text:style-name="P5">Session 2020</text:p>
      <text:p text:style-name="P4">Lycée Polyvalent Touchard-Washington</text:p>
      <text:p text:style-name="P5"/>
      <text:p text:style-name="P5"/>
      <text:p text:style-name="P5"><draw:custom-shape text:anchor-type="paragraph" draw:z-index="0" draw:name="Forme4" draw:style-name="gr2" draw:text-style-name="P11" svg:width="17.476cm" svg:height="5.864cm" svg:x="-0.217cm" svg:y="0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7">PROJET : <text:span text:style-name="T4">CONTRÔLEUR</text:span> DE RONDE</text:p>
      <text:p text:style-name="P6"><text:span text:style-name="T5">Membres de l’équipe </text:span>:</text:p>
      <text:p text:style-name="P6">Jérémi GUILLAUMIN, Antoine CHEVREL, Brice MEZERETTE, Mathis HUREAU</text:p>
      <text:p text:style-name="P6"/>
      <text:p text:style-name="P6"/>
      <text:p text:style-name="P6"/>
      <text:p text:style-name="P6"/>
      <text:p text:style-name="P6"/>
      <text:p text:style-name="P7"/>
      <text:p text:style-name="P7"><draw:custom-shape text:anchor-type="paragraph" draw:z-index="1" draw:name="Forme5" draw:style-name="gr1" draw:text-style-name="P10" svg:width="11.519cm" svg:height="4.063cm" svg:x="2.706cm" svg:y="0.7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>Dossier Technique du Projet</text:p>
      <text:p text:style-name="P8">~ Partie Commune ~ </text:p>
      <text:p text:style-name="P9">Conception préliminaire</text:p>
      <text:p text:style-name="P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222eeb0" officeooo:paragraph-rsid="000fedb3"/>
    </style:style>
    <style:style style:name="MP2" style:family="paragraph" style:parent-style-name="Header_20_left">
      <style:text-properties officeooo:rsid="0011715c" officeooo:paragraph-rsid="0011715c"/>
    </style:style>
    <style:style style:name="MT1" style:family="text">
      <style:text-properties fo:font-size="12pt" officeooo:rsid="02301605" style:font-size-asian="12pt" style:font-size-complex="12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224c664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header-left>
        <text:p text:style-name="MP2">zlhufbafaff</text:p>
      </style:header-left>
      <loext:header-first>
        <text:p text:style-name="MP1"><text:span text:style-name="MT2">É</text:span><text:span text:style-name="MT1">tudiant </text:span><text:span text:style-name="MT2">1: </text:span><text:span text:style-name="MT3">MEZERETTE Brice<text:tab/> <text:s text:c="57"/></text:span><text:span text:style-name="MT2">É</text:span><text:span text:style-name="MT1">tudiant 2</text:span><text:span text:style-name="MT2">: </text:span><text:span text:style-name="MT3">HUREAU Mathis </text:span></text:p>
        <text:p text:style-name="MP1"><text:span text:style-name="MT2">É</text:span><text:span text:style-name="MT1">tudiant 3</text:span><text:span text:style-name="MT2">: </text:span><text:span text:style-name="MT3">GUILLAUMIN Jérémi<text:tab/><text:tab/></text:span><text:span text:style-name="MT2">É</text:span><text:span text:style-name="MT1">tudiant 4: CHEVREL Antoine</text:span></text:p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4T10:25:43.096000000</meta:creation-date>
    <dc:date>2020-02-04T10:29:05.832000000</dc:date>
    <meta:editing-duration>PT3M2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2" meta:word-count="51" meta:character-count="421" meta:non-whitespace-character-count="321"/>
  </office:meta>
</office:document-meta>
</file>